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6.9479in" fo:margin-left="-0.0167in" table:align="left"/>
    </style:style>
    <style:style style:name="Tabla1.A" style:family="table-column">
      <style:table-column-properties style:column-width="1.875in"/>
    </style:style>
    <style:style style:name="Tabla1.B" style:family="table-column">
      <style:table-column-properties style:column-width="5.0729in"/>
    </style:style>
    <style:style style:name="Tab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la1.B1" style:family="table-cell">
      <style:table-cell-properties fo:padding="0.0382in" fo:border="0.5pt solid #000000"/>
    </style:style>
    <style:style style:name="Tabla1.A2" style:family="table-cell">
      <style:table-cell-properties fo:padding="0.0382in" fo:border-left="0.5pt solid #000000" fo:border-right="none" fo:border-top="none" fo:border-bottom="0.5pt solid #000000"/>
    </style:style>
    <style:style style:name="Tabla1.B2" style:family="table-cell">
      <style:table-cell-properties fo:padding="0.0382in" fo:border-left="0.5pt solid #000000" fo:border-right="0.5pt solid #000000" fo:border-top="none" fo:border-bottom="0.5pt solid #000000"/>
    </style:style>
    <style:style style:name="Tabla3" style:family="table">
      <style:table-properties style:width="6.9479in" fo:margin-left="-0.0167in" table:align="left"/>
    </style:style>
    <style:style style:name="Tabla3.A" style:family="table-column">
      <style:table-column-properties style:column-width="1.875in"/>
    </style:style>
    <style:style style:name="Tabla3.B" style:family="table-column">
      <style:table-column-properties style:column-width="5.0729in"/>
    </style:style>
    <style:style style:name="Tabla3.A1" style:family="table-cell">
      <style:table-cell-properties fo:padding="0.0382in" fo:border-left="0.5pt solid #000000" fo:border-right="none" fo:border-top="0.5pt solid #000000" fo:border-bottom="0.5pt solid #000000"/>
    </style:style>
    <style:style style:name="Tabla3.B1" style:family="table-cell">
      <style:table-cell-properties fo:padding="0.0382in" fo:border="0.5pt solid #000000"/>
    </style:style>
    <style:style style:name="Tabla3.A2" style:family="table-cell">
      <style:table-cell-properties fo:padding="0.0382in" fo:border-left="0.5pt solid #000000" fo:border-right="none" fo:border-top="none" fo:border-bottom="0.5pt solid #000000"/>
    </style:style>
    <style:style style:name="Tabla3.B2" style:family="table-cell">
      <style:table-cell-properties fo:padding="0.0382in" fo:border-left="0.5pt solid #000000" fo:border-right="0.5pt solid #000000" fo:border-top="none" fo:border-bottom="0.5pt solid #000000"/>
    </style:style>
    <style:style style:name="Tabla4" style:family="table">
      <style:table-properties style:width="6.9479in" fo:margin-left="-0.0167in" table:align="left"/>
    </style:style>
    <style:style style:name="Tabla4.A" style:family="table-column">
      <style:table-column-properties style:column-width="1.875in"/>
    </style:style>
    <style:style style:name="Tabla4.B" style:family="table-column">
      <style:table-column-properties style:column-width="5.0729in"/>
    </style:style>
    <style:style style:name="Tabla4.A1" style:family="table-cell">
      <style:table-cell-properties fo:padding="0.0382in" fo:border-left="0.5pt solid #000000" fo:border-right="none" fo:border-top="0.5pt solid #000000" fo:border-bottom="0.5pt solid #000000"/>
    </style:style>
    <style:style style:name="Tabla4.B1" style:family="table-cell">
      <style:table-cell-properties fo:padding="0.0382in" fo:border="0.5pt solid #000000"/>
    </style:style>
    <style:style style:name="Tabla4.A2" style:family="table-cell">
      <style:table-cell-properties fo:padding="0.0382in" fo:border-left="0.5pt solid #000000" fo:border-right="none" fo:border-top="none" fo:border-bottom="0.5pt solid #000000"/>
    </style:style>
    <style:style style:name="Tabla4.B2" style:family="table-cell">
      <style:table-cell-properties fo:padding="0.0382in" fo:border-left="0.5pt solid #000000" fo:border-right="0.5pt solid #000000" fo:border-top="none" fo:border-bottom="0.5pt solid #000000"/>
    </style:style>
    <style:style style:name="Tabla4.5" style:family="table-row">
      <style:table-row-properties style:min-row-height="0.3708in"/>
    </style:style>
    <style:style style:name="Tabla4.7" style:family="table-row">
      <style:table-row-properties style:min-row-height="0.2972in"/>
    </style:style>
    <style:style style:name="Tabla7" style:family="table">
      <style:table-properties style:width="6.9479in" fo:margin-left="-0.0167in" table:align="left"/>
    </style:style>
    <style:style style:name="Tabla7.A" style:family="table-column">
      <style:table-column-properties style:column-width="1.875in"/>
    </style:style>
    <style:style style:name="Tabla7.B" style:family="table-column">
      <style:table-column-properties style:column-width="5.0729in"/>
    </style:style>
    <style:style style:name="Tabla7.A1" style:family="table-cell">
      <style:table-cell-properties fo:padding="0.0382in" fo:border-left="0.5pt solid #000000" fo:border-right="none" fo:border-top="0.5pt solid #000000" fo:border-bottom="0.5pt solid #000000"/>
    </style:style>
    <style:style style:name="Tabla7.B1" style:family="table-cell">
      <style:table-cell-properties fo:padding="0.0382in" fo:border="0.5pt solid #000000"/>
    </style:style>
    <style:style style:name="Tabla7.2" style:family="table-row">
      <style:table-row-properties style:min-row-height="0.225in"/>
    </style:style>
    <style:style style:name="Tabla7.A2" style:family="table-cell">
      <style:table-cell-properties fo:padding="0.0382in" fo:border-left="0.5pt solid #000000" fo:border-right="none" fo:border-top="none" fo:border-bottom="0.5pt solid #000000"/>
    </style:style>
    <style:style style:name="Tabla7.B2" style:family="table-cell">
      <style:table-cell-properties fo:padding="0.0382in" fo:border-left="0.5pt solid #000000" fo:border-right="0.5pt solid #000000" fo:border-top="none" fo:border-bottom="0.5pt solid #000000"/>
    </style:style>
    <style:style style:name="Tabla7.7" style:family="table-row">
      <style:table-row-properties style:min-row-height="0.2972in"/>
    </style:style>
    <style:style style:name="Tabla9" style:family="table">
      <style:table-properties style:width="6.9479in" fo:margin-left="-0.0167in" table:align="left"/>
    </style:style>
    <style:style style:name="Tabla9.A" style:family="table-column">
      <style:table-column-properties style:column-width="1.875in"/>
    </style:style>
    <style:style style:name="Tabla9.B" style:family="table-column">
      <style:table-column-properties style:column-width="5.0729in"/>
    </style:style>
    <style:style style:name="Tabla9.A1" style:family="table-cell">
      <style:table-cell-properties fo:padding="0.0382in" fo:border-left="0.5pt solid #000000" fo:border-right="none" fo:border-top="0.5pt solid #000000" fo:border-bottom="0.5pt solid #000000"/>
    </style:style>
    <style:style style:name="Tabla9.B1" style:family="table-cell">
      <style:table-cell-properties fo:padding="0.0382in" fo:border="0.5pt solid #000000"/>
    </style:style>
    <style:style style:name="Tabla9.2" style:family="table-row">
      <style:table-row-properties style:min-row-height="0.225in"/>
    </style:style>
    <style:style style:name="Tabla9.A2" style:family="table-cell">
      <style:table-cell-properties fo:padding="0.0382in" fo:border-left="0.5pt solid #000000" fo:border-right="none" fo:border-top="none" fo:border-bottom="0.5pt solid #000000"/>
    </style:style>
    <style:style style:name="Tabla9.B2" style:family="table-cell">
      <style:table-cell-properties fo:padding="0.0382in" fo:border-left="0.5pt solid #000000" fo:border-right="0.5pt solid #000000" fo:border-top="none" fo:border-bottom="0.5pt solid #000000"/>
    </style:style>
    <style:style style:name="Tabla9.7" style:family="table-row">
      <style:table-row-properties style:min-row-height="0.2972in"/>
    </style:style>
    <style:style style:name="Tabla10" style:family="table">
      <style:table-properties style:width="6.9479in" fo:margin-left="-0.0167in" table:align="left"/>
    </style:style>
    <style:style style:name="Tabla10.A" style:family="table-column">
      <style:table-column-properties style:column-width="1.875in"/>
    </style:style>
    <style:style style:name="Tabla10.B" style:family="table-column">
      <style:table-column-properties style:column-width="5.0729in"/>
    </style:style>
    <style:style style:name="Tabla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a10.B1" style:family="table-cell">
      <style:table-cell-properties fo:padding="0.0382in" fo:border="0.5pt solid #000000"/>
    </style:style>
    <style:style style:name="Tabla10.2" style:family="table-row">
      <style:table-row-properties style:min-row-height="0.225in"/>
    </style:style>
    <style:style style:name="Tabla10.A2" style:family="table-cell">
      <style:table-cell-properties fo:padding="0.0382in" fo:border-left="0.5pt solid #000000" fo:border-right="none" fo:border-top="none" fo:border-bottom="0.5pt solid #000000"/>
    </style:style>
    <style:style style:name="Tabla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a10.7" style:family="table-row">
      <style:table-row-properties style:min-row-height="0.2306in"/>
    </style:style>
    <style:style style:name="Tabla11" style:family="table">
      <style:table-properties style:width="6.9479in" fo:margin-left="-0.0167in" table:align="left"/>
    </style:style>
    <style:style style:name="Tabla11.A" style:family="table-column">
      <style:table-column-properties style:column-width="1.875in"/>
    </style:style>
    <style:style style:name="Tabla11.B" style:family="table-column">
      <style:table-column-properties style:column-width="5.0729in"/>
    </style:style>
    <style:style style:name="Tabla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a11.B1" style:family="table-cell">
      <style:table-cell-properties fo:padding="0.0382in" fo:border="0.5pt solid #000000"/>
    </style:style>
    <style:style style:name="Tabla11.2" style:family="table-row">
      <style:table-row-properties style:min-row-height="0.225in"/>
    </style:style>
    <style:style style:name="Tabla11.A2" style:family="table-cell">
      <style:table-cell-properties fo:padding="0.0382in" fo:border-left="0.5pt solid #000000" fo:border-right="none" fo:border-top="none" fo:border-bottom="0.5pt solid #000000"/>
    </style:style>
    <style:style style:name="Tabla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a11.5" style:family="table-row">
      <style:table-row-properties style:min-row-height="0.4417in"/>
    </style:style>
    <style:style style:name="Tabla11.7" style:family="table-row">
      <style:table-row-properties style:min-row-height="0.2306in"/>
    </style:style>
    <style:style style:name="Tabla12" style:family="table">
      <style:table-properties style:width="6.9479in" fo:margin-left="-0.0167in" table:align="left"/>
    </style:style>
    <style:style style:name="Tabla12.A" style:family="table-column">
      <style:table-column-properties style:column-width="1.875in"/>
    </style:style>
    <style:style style:name="Tabla12.B" style:family="table-column">
      <style:table-column-properties style:column-width="5.0729in"/>
    </style:style>
    <style:style style:name="Tabla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a12.B1" style:family="table-cell">
      <style:table-cell-properties fo:padding="0.0382in" fo:border="0.5pt solid #000000"/>
    </style:style>
    <style:style style:name="Tabla12.2" style:family="table-row">
      <style:table-row-properties style:min-row-height="0.225in"/>
    </style:style>
    <style:style style:name="Tabla12.A2" style:family="table-cell">
      <style:table-cell-properties fo:padding="0.0382in" fo:border-left="0.5pt solid #000000" fo:border-right="none" fo:border-top="none" fo:border-bottom="0.5pt solid #000000"/>
    </style:style>
    <style:style style:name="Tabla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a12.5" style:family="table-row">
      <style:table-row-properties style:min-row-height="0.4417in"/>
    </style:style>
    <style:style style:name="Tabla12.7" style:family="table-row">
      <style:table-row-properties style:min-row-height="0.2306in"/>
    </style:style>
    <style:style style:name="Tabla13" style:family="table">
      <style:table-properties style:width="6.9479in" fo:margin-left="-0.0167in" table:align="left"/>
    </style:style>
    <style:style style:name="Tabla13.A" style:family="table-column">
      <style:table-column-properties style:column-width="1.875in"/>
    </style:style>
    <style:style style:name="Tabla13.B" style:family="table-column">
      <style:table-column-properties style:column-width="5.0729in"/>
    </style:style>
    <style:style style:name="Tabla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a13.B1" style:family="table-cell">
      <style:table-cell-properties fo:padding="0.0382in" fo:border="0.5pt solid #000000"/>
    </style:style>
    <style:style style:name="Tabla13.2" style:family="table-row">
      <style:table-row-properties style:min-row-height="0.225in"/>
    </style:style>
    <style:style style:name="Tabla13.A2" style:family="table-cell">
      <style:table-cell-properties fo:padding="0.0382in" fo:border-left="0.5pt solid #000000" fo:border-right="none" fo:border-top="none" fo:border-bottom="0.5pt solid #000000"/>
    </style:style>
    <style:style style:name="Tabla13.B2" style:family="table-cell">
      <style:table-cell-properties fo:padding="0.0382in" fo:border-left="0.5pt solid #000000" fo:border-right="0.5pt solid #000000" fo:border-top="none" fo:border-bottom="0.5pt solid #000000"/>
    </style:style>
    <style:style style:name="Tabla13.5" style:family="table-row">
      <style:table-row-properties style:min-row-height="0.8729in"/>
    </style:style>
    <style:style style:name="Tabla13.7" style:family="table-row">
      <style:table-row-properties style:min-row-height="0.2306in"/>
    </style:style>
    <style:style style:name="Tabla2" style:family="table">
      <style:table-properties style:width="6.9479in" fo:margin-left="-0.0167in" table:align="left"/>
    </style:style>
    <style:style style:name="Tabla2.A" style:family="table-column">
      <style:table-column-properties style:column-width="1.875in"/>
    </style:style>
    <style:style style:name="Tabla2.B" style:family="table-column">
      <style:table-column-properties style:column-width="5.0729in"/>
    </style:style>
    <style:style style:name="Tabla2.A1" style:family="table-cell">
      <style:table-cell-properties fo:padding="0.0382in" fo:border-left="0.5pt solid #000000" fo:border-right="none" fo:border-top="0.5pt solid #000000" fo:border-bottom="0.5pt solid #000000"/>
    </style:style>
    <style:style style:name="Tabla2.B1" style:family="table-cell">
      <style:table-cell-properties fo:padding="0.0382in" fo:border="0.5pt solid #000000"/>
    </style:style>
    <style:style style:name="Tabla2.2" style:family="table-row">
      <style:table-row-properties style:min-row-height="0.225in"/>
    </style:style>
    <style:style style:name="Tabla2.A2" style:family="table-cell">
      <style:table-cell-properties fo:padding="0.0382in" fo:border-left="0.5pt solid #000000" fo:border-right="none" fo:border-top="none" fo:border-bottom="0.5pt solid #000000"/>
    </style:style>
    <style:style style:name="Tabla2.B2" style:family="table-cell">
      <style:table-cell-properties fo:padding="0.0382in" fo:border-left="0.5pt solid #000000" fo:border-right="0.5pt solid #000000" fo:border-top="none" fo:border-bottom="0.5pt solid #000000"/>
    </style:style>
    <style:style style:name="Tabla2.5" style:family="table-row">
      <style:table-row-properties style:min-row-height="0.8729in"/>
    </style:style>
    <style:style style:name="Tabla2.7" style:family="table-row">
      <style:table-row-properties style:min-row-height="0.2306in"/>
    </style:style>
    <style:style style:name="P1" style:family="paragraph" style:parent-style-name="Standard">
      <style:text-properties style:font-name="Arial1" fo:language="zxx" fo:country="none" fo:font-weight="bold" officeooo:rsid="000d1e7e" officeooo:paragraph-rsid="000d1e7e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style:font-name="Arial1" fo:font-size="11pt" fo:language="zxx" fo:country="none" fo:font-weight="bold" officeooo:rsid="000d1e7e" officeooo:paragraph-rsid="000d1e7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" style:family="paragraph" style:parent-style-name="Standard">
      <style:paragraph-properties fo:break-before="page"/>
      <style:text-properties style:font-name="Arial1" fo:language="zxx" fo:country="none" fo:font-weight="bold" officeooo:rsid="000d1e7e" officeooo:paragraph-rsid="000d1e7e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 style:list-style-name="L1">
      <style:text-properties style:font-name="Arial1" fo:language="zxx" fo:country="none" fo:font-weight="bold" officeooo:rsid="000d1e7e" officeooo:paragraph-rsid="000d1e7e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 style:list-style-name="L1">
      <style:text-properties style:font-name="Arial1" officeooo:paragraph-rsid="000d1e7e"/>
    </style:style>
    <style:style style:name="P6" style:family="paragraph" style:parent-style-name="Standard" style:list-style-name="L2">
      <style:text-properties style:font-name="Arial1" fo:language="zxx" fo:country="none" fo:font-weight="normal" officeooo:rsid="000d1e7e" officeooo:paragraph-rsid="000d1e7e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 style:list-style-name="L2">
      <style:text-properties style:font-name="Arial1" fo:font-weight="normal" officeooo:paragraph-rsid="000d1e7e" style:font-weight-asian="normal" style:font-weight-complex="normal"/>
    </style:style>
    <style:style style:name="P8" style:family="paragraph" style:parent-style-name="Standard" style:list-style-name="L3">
      <style:text-properties style:font-name="Arial1" fo:language="zxx" fo:country="none" fo:font-weight="normal" officeooo:rsid="000d1e7e" officeooo:paragraph-rsid="000d1e7e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 style:list-style-name="L4">
      <style:text-properties style:font-name="Arial1" fo:language="zxx" fo:country="none" fo:font-weight="normal" officeooo:rsid="000d1e7e" officeooo:paragraph-rsid="000d1e7e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style:font-name="Arial1" fo:language="zxx" fo:country="none" fo:font-weight="normal" officeooo:rsid="000d85ac" officeooo:paragraph-rsid="000d85ac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able_20_Contents">
      <style:text-properties style:font-name="Arial1" fo:language="zxx" fo:country="none" fo:font-weight="bold" officeooo:rsid="000d85ac" officeooo:paragraph-rsid="000d85ac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able_20_Contents">
      <style:text-properties style:font-name="Arial1" fo:language="zxx" fo:country="none" officeooo:rsid="000d85ac" officeooo:paragraph-rsid="000d85ac" style:language-asian="zxx" style:country-asian="none" style:language-complex="zxx" style:country-complex="none"/>
    </style:style>
    <style:style style:name="P13" style:family="paragraph" style:parent-style-name="Table_20_Contents">
      <style:text-properties style:font-name="Arial1" fo:language="zxx" fo:country="none" fo:font-weight="bold" officeooo:rsid="000d85ac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Table_20_Contents">
      <style:text-properties style:font-name="Arial1" fo:language="zxx" fo:country="none" officeooo:rsid="000d85ac" officeooo:paragraph-rsid="00197b8c" style:language-asian="zxx" style:country-asian="none" style:language-complex="zxx" style:country-complex="none"/>
    </style:style>
    <style:style style:name="P15" style:family="paragraph" style:parent-style-name="Table_20_Contents">
      <style:text-properties style:font-name="Arial1" fo:language="es" fo:country="CO" fo:font-weight="bold" officeooo:rsid="00197b8c" officeooo:paragraph-rsid="00197b8c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able_20_Contents">
      <style:text-properties style:font-name="Arial1" fo:language="zxx" fo:country="none" fo:font-weight="bold" officeooo:rsid="000d85ac" officeooo:paragraph-rsid="000e25a6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Table_20_Contents">
      <style:text-properties style:font-name="Arial1" fo:language="zxx" fo:country="none" officeooo:rsid="000d85ac" officeooo:paragraph-rsid="000e25a6" style:language-asian="zxx" style:country-asian="none" style:language-complex="zxx" style:country-complex="none"/>
    </style:style>
    <style:style style:name="P18" style:family="paragraph" style:parent-style-name="Table_20_Contents">
      <style:text-properties style:font-name="Arial1" fo:language="es" fo:country="CO" officeooo:rsid="00197b8c" officeooo:paragraph-rsid="00197b8c" style:language-asian="zxx" style:country-asian="none" style:language-complex="zxx" style:country-complex="none"/>
    </style:style>
    <style:style style:name="P19" style:family="paragraph" style:parent-style-name="Table_20_Contents">
      <style:text-properties style:font-name="Arial1" fo:language="zxx" fo:country="none" officeooo:rsid="000e25a6" officeooo:paragraph-rsid="000e25a6" style:language-asian="zxx" style:country-asian="none" style:language-complex="zxx" style:country-complex="none"/>
    </style:style>
    <style:style style:name="P20" style:family="paragraph" style:parent-style-name="Standard">
      <style:text-properties style:font-name="Arial1" fo:language="zxx" fo:country="none" fo:font-weight="bold" officeooo:rsid="000d1e7e" officeooo:paragraph-rsid="000e25a6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Table_20_Contents">
      <style:text-properties style:font-name="Arial1" fo:language="zxx" fo:country="none" officeooo:rsid="000d85ac" officeooo:paragraph-rsid="000e5ae3" style:language-asian="zxx" style:country-asian="none" style:language-complex="zxx" style:country-complex="none"/>
    </style:style>
    <style:style style:name="P22" style:family="paragraph" style:parent-style-name="Table_20_Contents">
      <style:text-properties style:font-name="Arial1" fo:language="zxx" fo:country="none" fo:font-weight="bold" officeooo:rsid="00197b8c" officeooo:paragraph-rsid="00197b8c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Table_20_Contents">
      <style:text-properties style:font-name="Arial1" fo:language="zxx" fo:country="none" officeooo:rsid="000e5ae3" officeooo:paragraph-rsid="000e5ae3" style:language-asian="zxx" style:country-asian="none" style:language-complex="zxx" style:country-complex="none"/>
    </style:style>
    <style:style style:name="P24" style:family="paragraph" style:parent-style-name="Standard">
      <style:text-properties officeooo:paragraph-rsid="000e25a6"/>
    </style:style>
    <style:style style:name="P25" style:family="paragraph" style:parent-style-name="Table_20_Contents">
      <style:text-properties style:font-name="Arial1" fo:language="zxx" fo:country="none" fo:font-weight="bold" officeooo:rsid="000d85ac" officeooo:paragraph-rsid="0010e306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able_20_Contents">
      <style:text-properties style:font-name="Arial1" fo:language="zxx" fo:country="none" officeooo:rsid="000d85ac" officeooo:paragraph-rsid="0010e306" style:language-asian="zxx" style:country-asian="none" style:language-complex="zxx" style:country-complex="none"/>
    </style:style>
    <style:style style:name="P27" style:family="paragraph" style:parent-style-name="Table_20_Contents">
      <style:text-properties style:font-name="Arial1" fo:language="zxx" fo:country="none" officeooo:rsid="000d85ac" officeooo:paragraph-rsid="001b7029" style:language-asian="zxx" style:country-asian="none" style:language-complex="zxx" style:country-complex="none"/>
    </style:style>
    <style:style style:name="P28" style:family="paragraph" style:parent-style-name="Table_20_Contents">
      <style:text-properties style:font-name="Arial1" fo:language="zxx" fo:country="none" fo:font-weight="bold" officeooo:rsid="00197b8c" officeooo:paragraph-rsid="001b7029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Table_20_Contents">
      <style:text-properties style:font-name="Arial1" fo:language="es" fo:country="CO" fo:font-weight="bold" officeooo:rsid="00197b8c" officeooo:paragraph-rsid="001b7029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Table_20_Contents">
      <style:text-properties fo:color="#000000" loext:opacity="100%" style:font-name="Arial1" fo:language="zxx" fo:country="none" fo:font-weight="normal" officeooo:rsid="000e5ae3" officeooo:paragraph-rsid="0010e306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>
      <style:text-properties officeooo:paragraph-rsid="0010e306"/>
    </style:style>
    <style:style style:name="P32" style:family="paragraph" style:parent-style-name="Table_20_Contents">
      <style:text-properties style:font-name="Arial1" fo:language="es" fo:country="CO" fo:font-weight="bold" officeooo:rsid="001b7029" officeooo:paragraph-rsid="001b7029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Table_20_Contents">
      <style:text-properties style:font-name="Arial1" fo:language="zxx" fo:country="none" officeooo:rsid="0010e306" officeooo:paragraph-rsid="0010e306" style:language-asian="zxx" style:country-asian="none" style:language-complex="zxx" style:country-complex="none"/>
    </style:style>
    <style:style style:name="P34" style:family="paragraph" style:parent-style-name="Table_20_Contents">
      <style:text-properties style:font-name="Arial1" fo:language="zxx" fo:country="none" officeooo:rsid="0012bc35" officeooo:paragraph-rsid="0012bc35" style:language-asian="zxx" style:country-asian="none" style:language-complex="zxx" style:country-complex="none"/>
    </style:style>
    <style:style style:name="P35" style:family="paragraph" style:parent-style-name="Table_20_Contents">
      <style:text-properties style:font-name="Arial1" fo:language="zxx" fo:country="none" fo:font-weight="bold" officeooo:rsid="000d85ac" officeooo:paragraph-rsid="00183945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Table_20_Contents">
      <style:text-properties style:font-name="Arial1" fo:language="es" fo:country="CO" officeooo:rsid="00183945" officeooo:paragraph-rsid="00183945" style:language-asian="zxx" style:country-asian="none" style:language-complex="zxx" style:country-complex="none"/>
    </style:style>
    <style:style style:name="P37" style:family="paragraph" style:parent-style-name="Table_20_Contents">
      <style:text-properties style:font-name="Arial1" fo:language="zxx" fo:country="none" officeooo:rsid="000d85ac" officeooo:paragraph-rsid="00183945" style:language-asian="zxx" style:country-asian="none" style:language-complex="zxx" style:country-complex="none"/>
    </style:style>
    <style:style style:name="P38" style:family="paragraph" style:parent-style-name="Table_20_Contents">
      <style:text-properties fo:color="#000000" loext:opacity="100%" style:font-name="Arial1" fo:language="zxx" fo:country="none" fo:font-weight="normal" officeooo:rsid="000e5ae3" officeooo:paragraph-rsid="00183945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Standard">
      <style:text-properties officeooo:paragraph-rsid="00183945"/>
    </style:style>
    <style:style style:name="P40" style:family="paragraph" style:parent-style-name="Table_20_Contents">
      <style:text-properties style:font-name="Arial1" fo:language="es" fo:country="CO" fo:font-weight="bold" officeooo:rsid="00183945" officeooo:paragraph-rsid="00183945" style:language-asian="zxx" style:country-asian="none" style:font-weight-asian="bold" style:language-complex="zxx" style:country-complex="none" style:font-weight-complex="bold"/>
    </style:style>
    <style:style style:name="P41" style:family="paragraph" style:parent-style-name="Table_20_Contents">
      <style:text-properties style:font-name="Arial1" fo:language="zxx" fo:country="none" fo:font-weight="bold" officeooo:rsid="000d85ac" officeooo:paragraph-rsid="001d9882" style:language-asian="zxx" style:country-asian="none" style:font-weight-asian="bold" style:language-complex="zxx" style:country-complex="none" style:font-weight-complex="bold"/>
    </style:style>
    <style:style style:name="P42" style:family="paragraph" style:parent-style-name="Table_20_Contents">
      <style:text-properties style:font-name="Arial1" fo:language="es" fo:country="CO" officeooo:rsid="00183945" officeooo:paragraph-rsid="001d9882" style:language-asian="zxx" style:country-asian="none" style:language-complex="zxx" style:country-complex="none"/>
    </style:style>
    <style:style style:name="P43" style:family="paragraph" style:parent-style-name="Table_20_Contents">
      <style:text-properties style:font-name="Arial1" fo:language="zxx" fo:country="none" officeooo:rsid="000d85ac" officeooo:paragraph-rsid="001d9882" style:language-asian="zxx" style:country-asian="none" style:language-complex="zxx" style:country-complex="none"/>
    </style:style>
    <style:style style:name="P44" style:family="paragraph" style:parent-style-name="Table_20_Contents">
      <style:text-properties style:font-name="Arial1" fo:language="es" fo:country="CO" officeooo:rsid="001d9882" officeooo:paragraph-rsid="001d9882" style:language-asian="zxx" style:country-asian="none" style:language-complex="zxx" style:country-complex="none"/>
    </style:style>
    <style:style style:name="P45" style:family="paragraph" style:parent-style-name="Table_20_Contents">
      <style:text-properties style:font-name="Arial1" fo:language="es" fo:country="CO" officeooo:rsid="001f724b" officeooo:paragraph-rsid="001f724b" style:language-asian="zxx" style:country-asian="none" style:language-complex="zxx" style:country-complex="none"/>
    </style:style>
    <style:style style:name="P46" style:family="paragraph" style:parent-style-name="Table_20_Contents">
      <style:text-properties fo:color="#000000" loext:opacity="100%" style:font-name="Arial1" fo:language="zxx" fo:country="none" fo:font-weight="normal" officeooo:rsid="000e5ae3" officeooo:paragraph-rsid="001d9882" style:language-asian="zxx" style:country-asian="none" style:font-weight-asian="normal" style:language-complex="zxx" style:country-complex="none" style:font-weight-complex="normal"/>
    </style:style>
    <style:style style:name="P47" style:family="paragraph" style:parent-style-name="Standard">
      <style:text-properties officeooo:paragraph-rsid="001d9882"/>
    </style:style>
    <style:style style:name="P48" style:family="paragraph" style:parent-style-name="Standard">
      <style:paragraph-properties fo:break-before="page"/>
      <style:text-properties style:font-name="Arial1" fo:language="zxx" fo:country="none" fo:font-weight="bold" officeooo:rsid="000d1e7e" officeooo:paragraph-rsid="0010e306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language="es" fo:country="CO" officeooo:rsid="00222c35"/>
    </style:style>
    <style:style style:name="T2" style:family="text">
      <style:text-properties fo:font-size="11pt" officeooo:rsid="0027b537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language="zxx" fo:country="none" fo:font-weight="normal" officeooo:rsid="000d1e7e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officeooo:rsid="000ec174"/>
    </style:style>
    <style:style style:name="T6" style:family="text">
      <style:text-properties fo:language="es" fo:country="CO" fo:font-weight="bold" officeooo:rsid="00183945" style:font-weight-asian="bold" style:font-weight-complex="bold"/>
    </style:style>
    <style:style style:name="T7" style:family="text">
      <style:text-properties fo:language="es" fo:country="CO" fo:font-weight="normal" officeooo:rsid="00183945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es" fo:country="CO" fo:font-weight="bold" officeooo:rsid="00197b8c" style:font-weight-asian="bold" style:font-weight-complex="bold"/>
    </style:style>
    <style:style style:name="T10" style:family="text">
      <style:text-properties fo:language="es" fo:country="CO" fo:font-weight="normal" officeooo:rsid="00197b8c" style:font-weight-asian="normal" style:font-weight-complex="normal"/>
    </style:style>
    <style:style style:name="T11" style:family="text">
      <style:text-properties fo:language="es" fo:country="CO" officeooo:rsid="00197b8c"/>
    </style:style>
    <style:style style:name="T12" style:family="text">
      <style:text-properties officeooo:rsid="000e5ae3"/>
    </style:style>
    <style:style style:name="T13" style:family="text">
      <style:text-properties fo:language="es" fo:country="CO"/>
    </style:style>
    <style:style style:name="T14" style:family="text">
      <style:text-properties fo:language="es" fo:country="CO" fo:font-weight="normal" style:font-weight-asian="normal" style:font-weight-complex="normal"/>
    </style:style>
    <style:style style:name="T15" style:family="text">
      <style:text-properties fo:language="es" fo:country="CO" officeooo:rsid="0024950e"/>
    </style:style>
    <style:style style:name="T16" style:family="text">
      <style:text-properties fo:language="es" fo:country="CO" officeooo:rsid="001b7029"/>
    </style:style>
    <style:style style:name="T17" style:family="text">
      <style:text-properties fo:language="es" fo:country="CO" officeooo:rsid="000e5ae3"/>
    </style:style>
    <style:style style:name="T18" style:family="text">
      <style:text-properties officeooo:rsid="0010e306"/>
    </style:style>
    <style:style style:name="T19" style:family="text">
      <style:text-properties fo:language="es" fo:country="CO" officeooo:rsid="001b9da2"/>
    </style:style>
    <style:style style:name="T20" style:family="text">
      <style:text-properties fo:font-weight="normal" officeooo:rsid="001b7029" style:font-weight-asian="normal" style:font-weight-complex="normal"/>
    </style:style>
    <style:style style:name="T21" style:family="text">
      <style:text-properties fo:language="es" fo:country="CO" officeooo:rsid="00183945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d9882"/>
    </style:style>
    <style:style style:name="T24" style:family="text">
      <style:text-properties fo:language="es" fo:country="CO" officeooo:rsid="001d9882"/>
    </style:style>
    <style:style style:name="T25" style:family="text">
      <style:text-properties officeooo:rsid="001f724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iseño de casos de pruebas para el <text:span text:style-name="T1">sistema</text:span> Inlaz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esentado por:</text:p>
      <text:p text:style-name="P1"/>
      <text:p text:style-name="P1"/>
      <text:p text:style-name="P1">Frank Camilo Atencio Loreth</text:p>
      <text:p text:style-name="P2">QA automation engine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02</text:span><text:span text:style-name="T3">/0</text:span><text:span text:style-name="T2">2</text:span><text:span text:style-name="T3">/2025</text:span></text:p>
      <text:p text:style-name="P3">Requerimientos</text:p>
      <text:p text:style-name="P1"/>
      <text:list xml:id="list2618494273" text:style-name="L1">
        <text:list-item>
          <text:p text:style-name="P4">Registro de usuario:</text:p>
          <text:p text:style-name="P5"><text:span text:style-name="T4"/></text:p>
        </text:list-item>
      </text:list>
      <text:list text:style-name="L2">
        <text:list-item>
          <text:p text:style-name="P6">El formulario debe permitir registrar un usuario con nombre, email y una contraseña. </text:p>
        </text:list-item>
        <text:list-item>
          <text:p text:style-name="P7">El campo de nombre debe contener mínimo 2 palabras (primer nombre y apellido). </text:p>
        </text:list-item>
        <text:list-item>
          <text:p text:style-name="P6">El email debe cumplir con el estándar de una dirección de correo electrónico y ser único en la base de datos. </text:p>
        </text:list-item>
        <text:list-item>
          <text:p text:style-name="P6">La contraseña debe tener al menos 8 caracteres, incluyendo una mayúscula, una minúscula, un número y un carácter especial. <text:tab/></text:p>
        </text:list-item>
        <text:list-item>
          <text:p text:style-name="P6">El formulario no debe ser enviado hasta que todos los campos obligatorios esté completos. </text:p>
        </text:list-item>
        <text:list-item>
          <text:p text:style-name="P6">La contraseña debe ser ingresada dos veces y el sistema debe informar al usuario si ambas coinciden.</text:p>
        </text:list-item>
      </text:list>
      <text:list text:style-name="L3">
        <text:list-header>
          <text:p text:style-name="P8"><text:s/><text:tab/></text:p>
        </text:list-header>
      </text:list>
      <text:list text:continue-list="list2618494273" text:style-name="L1">
        <text:list-item>
          <text:p text:style-name="P4">Login de usuario:</text:p>
        </text:list-item>
      </text:list>
      <text:p text:style-name="P1"/>
      <text:list text:style-name="L4">
        <text:list-item>
          <text:p text:style-name="P9">El usuario debe poder loguearse con el email y la contraseña registrados.</text:p>
        </text:list-item>
        <text:list-item>
          <text:p text:style-name="P9">El formulario de login no debe ser enviado hasta que todos los campos estén diligenciados.</text:p>
        </text:list-item>
        <text:list-item>
          <text:p text:style-name="P9">Al ingresar a la plataforma, debe mostrarse el nombre del usuario.</text:p>
        </text:list-item>
        <text:list-item>
          <text:p text:style-name="P9">La plataforma debe permitir al usuario cerrar la sesión. </text:p>
        </text:list-item>
      </text:list>
      <text:p text:style-name="P3">Diseño de casos de prueba</text:p>
      <text:p text:style-name="P1"/>
      <text:p text:style-name="P10">A continuación, se establecen los casos de prueba candidatos a <text:span text:style-name="T5">ser </text:span>automatiza<text:span text:style-name="T5">dos</text:span>:</text:p>
      <text:p text:style-name="P10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Módulo</text:p>
          </table:table-cell>
          <table:table-cell table:style-name="Tabla1.B1" office:value-type="string">
            <text:p text:style-name="P12">Registro de usuario</text:p>
          </table:table-cell>
        </table:table-row>
        <table:table-row>
          <table:table-cell table:style-name="Tabla1.A2" office:value-type="string">
            <text:p text:style-name="P13">ID</text:p>
          </table:table-cell>
          <table:table-cell table:style-name="Tabla1.B2" office:value-type="string">
            <text:p text:style-name="P12">TC-RU-001</text:p>
          </table:table-cell>
        </table:table-row>
        <table:table-row>
          <table:table-cell table:style-name="Tabla1.A2" office:value-type="string">
            <text:p text:style-name="P11">Nombre</text:p>
          </table:table-cell>
          <table:table-cell table:style-name="Tabla1.B2" office:value-type="string">
            <text:p text:style-name="P12">Registro de usuario valido</text:p>
          </table:table-cell>
        </table:table-row>
        <table:table-row>
          <table:table-cell table:style-name="Tabla1.A2" office:value-type="string">
            <text:p text:style-name="P11">Pre – condiciones</text:p>
          </table:table-cell>
          <table:table-cell table:style-name="Tabla1.B2" office:value-type="string">
            <text:p text:style-name="P12">N/A</text:p>
          </table:table-cell>
        </table:table-row>
        <table:table-row>
          <table:table-cell table:style-name="Tabla1.A2" office:value-type="string">
            <text:p text:style-name="P11">Pasos de ejecución</text:p>
          </table:table-cell>
          <table:table-cell table:style-name="Tabla1.B2" office:value-type="string">
            <text:p text:style-name="P14"><text:span text:style-name="T6">Dado</text:span><text:span text:style-name="T7"> que ingreso al</text:span><text:span text:style-name="T8"> enlace </text:span><text:a xlink:type="simple" xlink:href="https://test-qa.inlaze.com/auth/sign-in" text:style-name="Internet_20_link" text:visited-style-name="Visited_20_Internet_20_Link">https://test-qa.inlaze.com/auth/sign-in</text:a></text:p>
            <text:p text:style-name="P12"><text:span text:style-name="T9">Cuando </text:span><text:span text:style-name="T10">hago click</text:span> en el link "Sign up"</text:p>
            <text:p text:style-name="P12"><text:span text:style-name="T9">Y</text:span><text:span text:style-name="T10"> diligencio</text:span><text:span text:style-name="T8"> </text:span>el formulario de registro usando nombre completo, email y una contraseña válida para el sistema</text:p>
            <text:p text:style-name="P12"><text:span text:style-name="T9">Y </text:span><text:span text:style-name="T10">hago c</text:span>lick en el botón "SIGN UP"</text:p>
            <text:p text:style-name="P15">Entonces <text:span text:style-name="T8">el usuario es registrado exitosamente en el sistema</text:span></text:p>
          </table:table-cell>
        </table:table-row>
        <table:table-row>
          <table:table-cell table:style-name="Tabla1.A2" office:value-type="string">
            <text:p text:style-name="P11">Comportamiento esperado</text:p>
          </table:table-cell>
          <table:table-cell table:style-name="Tabla1.B2" office:value-type="string">
            <text:p text:style-name="P12">El usuario es registrado en el sistema exitosamente.</text:p>
          </table:table-cell>
        </table:table-row>
        <table:table-row>
          <table:table-cell table:style-name="Tabla1.A2" office:value-type="string">
            <text:p text:style-name="P11">Estado de la ejecución</text:p>
          </table:table-cell>
          <table:table-cell table:style-name="Tabla1.B2" office:value-type="string">
            <text:p text:style-name="P12">En proceso</text:p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6">Módulo</text:p>
          </table:table-cell>
          <table:table-cell table:style-name="Tabla3.B1" office:value-type="string">
            <text:p text:style-name="P17">Registro de usuario</text:p>
          </table:table-cell>
        </table:table-row>
        <table:table-row>
          <table:table-cell table:style-name="Tabla3.A2" office:value-type="string">
            <text:p text:style-name="P16">ID</text:p>
          </table:table-cell>
          <table:table-cell table:style-name="Tabla3.B2" office:value-type="string">
            <text:p text:style-name="P17">TC-RU-00<text:span text:style-name="T11">2</text:span></text:p>
          </table:table-cell>
        </table:table-row>
        <table:table-row>
          <table:table-cell table:style-name="Tabla3.A2" office:value-type="string">
            <text:p text:style-name="P16">Nombre</text:p>
          </table:table-cell>
          <table:table-cell table:style-name="Tabla3.B2" office:value-type="string">
            <text:p text:style-name="P18">Registro con solo el nombre del usuario</text:p>
          </table:table-cell>
        </table:table-row>
        <table:table-row>
          <table:table-cell table:style-name="Tabla3.A2" office:value-type="string">
            <text:p text:style-name="P16">Pre – condiciones</text:p>
          </table:table-cell>
          <table:table-cell table:style-name="Tabla3.B2" office:value-type="string">
            <text:p text:style-name="P17">N/A</text:p>
          </table:table-cell>
        </table:table-row>
        <table:table-row>
          <table:table-cell table:style-name="Tabla3.A2" office:value-type="string">
            <text:p text:style-name="P16">Pasos de ejecución</text:p>
          </table:table-cell>
          <table:table-cell table:style-name="Tabla3.B2" office:value-type="string">
            <text:p text:style-name="P14"><text:span text:style-name="T6">Dado</text:span><text:span text:style-name="T7"> que ingreso al</text:span><text:span text:style-name="T8"> enlace </text:span><text:a xlink:type="simple" xlink:href="https://test-qa.inlaze.com/auth/sign-in" text:style-name="Internet_20_link" text:visited-style-name="Visited_20_Internet_20_Link">https://test-qa.inlaze.com/auth/sign-in</text:a></text:p>
            <text:p text:style-name="P14"><text:span text:style-name="T9">Cuando </text:span><text:span text:style-name="T10">hago click</text:span> en el link "Sign up"</text:p>
            <text:p text:style-name="P14"><text:span text:style-name="T9">Y</text:span><text:span text:style-name="T10"> diligencio</text:span><text:span text:style-name="T8"> </text:span>el formulario de registro usando nombre completo, email y una contraseña válida para el sistema.</text:p>
            <text:p text:style-name="P15">Y <text:span text:style-name="T8">en el campo “Full name” solo ingreso una sola palabra</text:span></text:p>
            <text:p text:style-name="P14"><text:span text:style-name="T9">Y </text:span><text:span text:style-name="T10">hago c</text:span>lick en el botón "SIGN UP"</text:p>
            <text:p text:style-name="P15">Entonces <text:span text:style-name="T8">el botón “SIGN UP” no se habilita</text:span></text:p>
          </table:table-cell>
        </table:table-row>
        <table:table-row>
          <table:table-cell table:style-name="Tabla3.A2" office:value-type="string">
            <text:p text:style-name="P16">Comportamiento esperado</text:p>
          </table:table-cell>
          <table:table-cell table:style-name="Tabla3.B2" office:value-type="string">
            <text:p text:style-name="P19">El botón "SIGN UP" no se habilita.</text:p>
            <text:p text:style-name="P19">No es posible registrar un usuario.</text:p>
          </table:table-cell>
        </table:table-row>
        <table:table-row>
          <table:table-cell table:style-name="Tabla3.A2" office:value-type="string">
            <text:p text:style-name="P16">Estado de la ejecución</text:p>
          </table:table-cell>
          <table:table-cell table:style-name="Tabla3.B2" office:value-type="string">
            <text:p text:style-name="P17">En proceso</text:p>
          </table:table-cell>
        </table:table-row>
      </table:table>
      <text:p text:style-name="P20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6">Módulo</text:p>
          </table:table-cell>
          <table:table-cell table:style-name="Tabla4.B1" office:value-type="string">
            <text:p text:style-name="P17">Registro de usuario</text:p>
          </table:table-cell>
        </table:table-row>
        <table:table-row>
          <table:table-cell table:style-name="Tabla4.A2" office:value-type="string">
            <text:p text:style-name="P16">ID</text:p>
          </table:table-cell>
          <table:table-cell table:style-name="Tabla4.B2" office:value-type="string">
            <text:p text:style-name="P17">TC-RU-00<text:span text:style-name="T11">3</text:span></text:p>
          </table:table-cell>
        </table:table-row>
        <table:table-row>
          <table:table-cell table:style-name="Tabla4.A2" office:value-type="string">
            <text:p text:style-name="P16">Nombre</text:p>
          </table:table-cell>
          <table:table-cell table:style-name="Tabla4.B2" office:value-type="string">
            <text:p text:style-name="P21"><text:span text:style-name="T11">I</text:span><text:span text:style-name="T12">ngreso de correo electrónico válido</text:span></text:p>
          </table:table-cell>
        </table:table-row>
        <table:table-row>
          <table:table-cell table:style-name="Tabla4.A2" office:value-type="string">
            <text:p text:style-name="P16">Pre – condiciones</text:p>
          </table:table-cell>
          <table:table-cell table:style-name="Tabla4.B2" office:value-type="string">
            <text:p text:style-name="P17">N/A</text:p>
          </table:table-cell>
        </table:table-row>
        <table:table-row table:style-name="Tabla4.5">
          <table:table-cell table:style-name="Tabla4.A2" office:value-type="string">
            <text:p text:style-name="P16">Pasos de ejecución</text:p>
          </table:table-cell>
          <table:table-cell table:style-name="Tabla4.B2" office:value-type="string">
            <text:p text:style-name="P14"><text:span text:style-name="T6">Dado</text:span><text:span text:style-name="T7"> que ingreso al</text:span><text:span text:style-name="T8"> enlace </text:span><text:a xlink:type="simple" xlink:href="https://test-qa.inlaze.com/auth/sign-in" text:style-name="Internet_20_link" text:visited-style-name="Visited_20_Internet_20_Link">https://test-qa.inlaze.com/auth/sign-in</text:a></text:p>
            <text:p text:style-name="P14"><text:span text:style-name="T9">Cuando </text:span><text:span text:style-name="T10">hago click</text:span> en el link "Sign up"</text:p>
            <text:p text:style-name="P17"><text:soft-page-break/><text:span text:style-name="T9">Y <text:s/></text:span><text:span text:style-name="T10">d</text:span>iligenci<text:span text:style-name="T11">o</text:span> el formulario de registro <text:span text:style-name="T11">con un email con formato estándar</text:span></text:p>
            <text:p text:style-name="P22"><text:span text:style-name="T13">Y </text:span><text:span text:style-name="T14">hago click en el botón “SING UP”</text:span></text:p>
            <text:p text:style-name="P15">Entonces <text:span text:style-name="T8">el usuario es registrado exitosamente en el sistema</text:span></text:p>
          </table:table-cell>
        </table:table-row>
        <table:table-row>
          <table:table-cell table:style-name="Tabla4.A2" office:value-type="string">
            <text:p text:style-name="P16">Comportamiento esperado</text:p>
          </table:table-cell>
          <table:table-cell table:style-name="Tabla4.B2" office:value-type="string">
            <text:p text:style-name="P18">Validación de un email con formato estándar</text:p>
            <text:p text:style-name="P18">El usuario es registrado exitosamente en el sistema</text:p>
          </table:table-cell>
        </table:table-row>
        <table:table-row table:style-name="Tabla4.7">
          <table:table-cell table:style-name="Tabla4.A2" office:value-type="string">
            <text:p text:style-name="P16">Estado de la ejecución</text:p>
          </table:table-cell>
          <table:table-cell table:style-name="Tabla4.B2" office:value-type="string">
            <text:p text:style-name="P23">En proceso</text:p>
          </table:table-cell>
        </table:table-row>
      </table:table>
      <text:p text:style-name="P20"/>
      <text:p text:style-name="P24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5">Módulo</text:p>
          </table:table-cell>
          <table:table-cell table:style-name="Tabla7.B1" office:value-type="string">
            <text:p text:style-name="P26">Registro de usuario</text:p>
          </table:table-cell>
        </table:table-row>
        <table:table-row table:style-name="Tabla7.2">
          <table:table-cell table:style-name="Tabla7.A2" office:value-type="string">
            <text:p text:style-name="P25">ID</text:p>
          </table:table-cell>
          <table:table-cell table:style-name="Tabla7.B2" office:value-type="string">
            <text:p text:style-name="P26">TC-RU-00<text:span text:style-name="T15">4</text:span></text:p>
          </table:table-cell>
        </table:table-row>
        <table:table-row>
          <table:table-cell table:style-name="Tabla7.A2" office:value-type="string">
            <text:p text:style-name="P25">Nombre</text:p>
          </table:table-cell>
          <table:table-cell table:style-name="Tabla7.B2" office:value-type="string">
            <text:p text:style-name="P26">Registro<text:span text:style-name="T13"> </text:span><text:span text:style-name="T16">con</text:span><text:span text:style-name="T17"> </text:span><text:span text:style-name="T12">contraseña </text:span><text:span text:style-name="T18">in</text:span><text:span text:style-name="T12">v</text:span><text:span text:style-name="T18">a</text:span><text:span text:style-name="T12">lida</text:span></text:p>
          </table:table-cell>
        </table:table-row>
        <table:table-row>
          <table:table-cell table:style-name="Tabla7.A2" office:value-type="string">
            <text:p text:style-name="P25">Pre – condiciones</text:p>
          </table:table-cell>
          <table:table-cell table:style-name="Tabla7.B2" office:value-type="string">
            <text:p text:style-name="P26">N/A</text:p>
          </table:table-cell>
        </table:table-row>
        <table:table-row>
          <table:table-cell table:style-name="Tabla7.A2" office:value-type="string">
            <text:p text:style-name="P25">Pasos de ejecución</text:p>
          </table:table-cell>
          <table:table-cell table:style-name="Tabla7.B2" office:value-type="string">
            <text:p text:style-name="P27"><text:span text:style-name="T6">Dado</text:span><text:span text:style-name="T7"> que ingreso al</text:span><text:span text:style-name="T8"> enlace </text:span><text:a xlink:type="simple" xlink:href="https://test-qa.inlaze.com/auth/sign-in" text:style-name="Internet_20_link" text:visited-style-name="Visited_20_Internet_20_Link">https://test-qa.inlaze.com/auth/sign-in</text:a></text:p>
            <text:p text:style-name="P27"><text:span text:style-name="T9">Cuando </text:span><text:span text:style-name="T10">hago click</text:span> en el link "Sign up"</text:p>
            <text:p text:style-name="P27"><text:span text:style-name="T9">Y <text:s/></text:span><text:span text:style-name="T10">d</text:span>iligenci<text:span text:style-name="T11">o</text:span> el formulario de registro <text:span text:style-name="T11">con un</text:span><text:span text:style-name="T16">a contraseña</text:span><text:span text:style-name="T11"> </text:span><text:span text:style-name="T16">inválida para el sistema</text:span></text:p>
            <text:p text:style-name="P28"><text:span text:style-name="T13">Y </text:span><text:span text:style-name="T14">hago click en el botón “SING UP”</text:span></text:p>
            <text:p text:style-name="P29">Entonces <text:span text:style-name="T8">el botón “SIGN UP” no se habilita</text:span></text:p>
          </table:table-cell>
        </table:table-row>
        <table:table-row>
          <table:table-cell table:style-name="Tabla7.A2" office:value-type="string">
            <text:p text:style-name="P25">Comportamiento esperado</text:p>
          </table:table-cell>
          <table:table-cell table:style-name="Tabla7.B2" office:value-type="string">
            <text:p text:style-name="P19">El botón "SIGN UP" no se habilita.</text:p>
            <text:p text:style-name="P19">No es posible registrar un usuario.</text:p>
          </table:table-cell>
        </table:table-row>
        <table:table-row table:style-name="Tabla7.7">
          <table:table-cell table:style-name="Tabla7.A2" office:value-type="string">
            <text:p text:style-name="P25">Estado de la ejecución</text:p>
          </table:table-cell>
          <table:table-cell table:style-name="Tabla7.B2" office:value-type="string">
            <text:p text:style-name="P30">En proceso</text:p>
          </table:table-cell>
        </table:table-row>
      </table:table>
      <text:p text:style-name="P31"/>
      <text:p text:style-name="P31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5">Módulo</text:p>
          </table:table-cell>
          <table:table-cell table:style-name="Tabla9.B1" office:value-type="string">
            <text:p text:style-name="P26">Registro de usuario</text:p>
          </table:table-cell>
        </table:table-row>
        <table:table-row table:style-name="Tabla9.2">
          <table:table-cell table:style-name="Tabla9.A2" office:value-type="string">
            <text:p text:style-name="P25">ID</text:p>
          </table:table-cell>
          <table:table-cell table:style-name="Tabla9.B2" office:value-type="string">
            <text:p text:style-name="P26">TC-RU-00<text:span text:style-name="T15">5</text:span></text:p>
          </table:table-cell>
        </table:table-row>
        <table:table-row>
          <table:table-cell table:style-name="Tabla9.A2" office:value-type="string">
            <text:p text:style-name="P25">Nombre</text:p>
          </table:table-cell>
          <table:table-cell table:style-name="Tabla9.B2" office:value-type="string">
            <text:p text:style-name="P26">Registro <text:span text:style-name="T16">con formulario vac</text:span><text:span text:style-name="T19">ío</text:span></text:p>
          </table:table-cell>
        </table:table-row>
        <table:table-row>
          <table:table-cell table:style-name="Tabla9.A2" office:value-type="string">
            <text:p text:style-name="P25">Pre – condiciones</text:p>
          </table:table-cell>
          <table:table-cell table:style-name="Tabla9.B2" office:value-type="string">
            <text:p text:style-name="P26">N/A</text:p>
          </table:table-cell>
        </table:table-row>
        <table:table-row>
          <table:table-cell table:style-name="Tabla9.A2" office:value-type="string">
            <text:p text:style-name="P25">Pasos de ejecución</text:p>
          </table:table-cell>
          <table:table-cell table:style-name="Tabla9.B2" office:value-type="string">
            <text:p text:style-name="P27"><text:span text:style-name="T6">Dado</text:span><text:span text:style-name="T7"> que ingreso al</text:span><text:span text:style-name="T8"> enlace </text:span><text:a xlink:type="simple" xlink:href="https://test-qa.inlaze.com/auth/sign-in" text:style-name="Internet_20_link" text:visited-style-name="Visited_20_Internet_20_Link">https://test-qa.inlaze.com/auth/sign-in</text:a></text:p>
            <text:p text:style-name="P27"><text:span text:style-name="T9">Cuando </text:span><text:span text:style-name="T10">hago click</text:span> en el link "Sign up"</text:p>
            <text:p text:style-name="P32">Y <text:span text:style-name="T8">no diligencio el formulario</text:span></text:p>
            <text:p text:style-name="P28"><text:span text:style-name="T13">Y </text:span><text:span text:style-name="T14">hago click en el botón “SING UP”</text:span></text:p>
            <text:p text:style-name="P29">Entonces <text:span text:style-name="T8">el botón “SIGN UP” no se habilita</text:span></text:p>
          </table:table-cell>
        </table:table-row>
        <table:table-row>
          <table:table-cell table:style-name="Tabla9.A2" office:value-type="string">
            <text:p text:style-name="P25">Comportamiento esperado</text:p>
          </table:table-cell>
          <table:table-cell table:style-name="Tabla9.B2" office:value-type="string">
            <text:p text:style-name="P19">El botón "SIGN UP" no se habilita.</text:p>
            <text:p text:style-name="P19">No es posible registrar un usuario.</text:p>
          </table:table-cell>
        </table:table-row>
        <table:table-row table:style-name="Tabla9.7">
          <table:table-cell table:style-name="Tabla9.A2" office:value-type="string">
            <text:p text:style-name="P25">Estado de la ejecución</text:p>
          </table:table-cell>
          <table:table-cell table:style-name="Tabla9.B2" office:value-type="string">
            <text:p text:style-name="P30">En proceso</text:p>
          </table:table-cell>
        </table:table-row>
      </table:table>
      <text:p text:style-name="P31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5">Módulo</text:p>
          </table:table-cell>
          <table:table-cell table:style-name="Tabla10.B1" office:value-type="string">
            <text:p text:style-name="P26">Registro de usuario</text:p>
          </table:table-cell>
        </table:table-row>
        <table:table-row table:style-name="Tabla10.2">
          <table:table-cell table:style-name="Tabla10.A2" office:value-type="string">
            <text:p text:style-name="P25">ID</text:p>
          </table:table-cell>
          <table:table-cell table:style-name="Tabla10.B2" office:value-type="string">
            <text:p text:style-name="P26">TC-RU-00<text:span text:style-name="T15">6</text:span></text:p>
          </table:table-cell>
        </table:table-row>
        <text:soft-page-break/>
        <table:table-row>
          <table:table-cell table:style-name="Tabla10.A2" office:value-type="string">
            <text:p text:style-name="P25">Nombre</text:p>
          </table:table-cell>
          <table:table-cell table:style-name="Tabla10.B2" office:value-type="string">
            <text:p text:style-name="P26">Registro <text:span text:style-name="T16">con verificación de contraseña errónea</text:span></text:p>
          </table:table-cell>
        </table:table-row>
        <table:table-row>
          <table:table-cell table:style-name="Tabla10.A2" office:value-type="string">
            <text:p text:style-name="P25">Pre – condiciones</text:p>
          </table:table-cell>
          <table:table-cell table:style-name="Tabla10.B2" office:value-type="string">
            <text:p text:style-name="P26">N/A</text:p>
          </table:table-cell>
        </table:table-row>
        <table:table-row>
          <table:table-cell table:style-name="Tabla10.A2" office:value-type="string">
            <text:p text:style-name="P25">Pasos de ejecución</text:p>
          </table:table-cell>
          <table:table-cell table:style-name="Tabla10.B2" office:value-type="string">
            <text:p text:style-name="P27"><text:span text:style-name="T6">Dado</text:span><text:span text:style-name="T7"> que ingreso al</text:span><text:span text:style-name="T8"> enlace </text:span><text:a xlink:type="simple" xlink:href="https://test-qa.inlaze.com/auth/sign-in" text:style-name="Internet_20_link" text:visited-style-name="Visited_20_Internet_20_Link">https://test-qa.inlaze.com/auth/sign-in</text:a></text:p>
            <text:p text:style-name="P27"><text:span text:style-name="T9">Cuando </text:span><text:span text:style-name="T10">hago click</text:span> en el link "Sign up"</text:p>
            <text:p text:style-name="P32">Y <text:span text:style-name="T8">diligencio el formulario</text:span></text:p>
            <text:p text:style-name="P32">Y <text:span text:style-name="T8">la contraseña del campo “Password” no coincide con la contraseña del campo “Repeat your password”</text:span></text:p>
            <text:p text:style-name="P28"><text:span text:style-name="T13">Y </text:span><text:span text:style-name="T14">hago click en el botón “SING UP”</text:span></text:p>
            <text:p text:style-name="P29">Entonces <text:span text:style-name="T8">el botón “SIGN UP” no se habilita </text:span><text:span text:style-name="T20">y se muestra mensaje de validación erróneo “Passwords do not match”</text:span></text:p>
          </table:table-cell>
        </table:table-row>
        <table:table-row>
          <table:table-cell table:style-name="Tabla10.A2" office:value-type="string">
            <text:p text:style-name="P25">Comportamiento esperado</text:p>
          </table:table-cell>
          <table:table-cell table:style-name="Tabla10.B2" office:value-type="string">
            <text:p text:style-name="P33">El botón "SIGN UP" <text:s/>no se habilita</text:p>
            <text:p text:style-name="P34">Se muestra un mensaje de validación "Passwords do not match"</text:p>
          </table:table-cell>
        </table:table-row>
        <table:table-row table:style-name="Tabla10.7">
          <table:table-cell table:style-name="Tabla10.A2" office:value-type="string">
            <text:p text:style-name="P25">Estado de la ejecución</text:p>
          </table:table-cell>
          <table:table-cell table:style-name="Tabla10.B2" office:value-type="string">
            <text:p text:style-name="P30">En proceso</text:p>
          </table:table-cell>
        </table:table-row>
      </table:table>
      <text:p text:style-name="P31"/>
      <text:p text:style-name="P31"/>
      <text:p text:style-name="P31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35">Módulo</text:p>
          </table:table-cell>
          <table:table-cell table:style-name="Tabla11.B1" office:value-type="string">
            <text:p text:style-name="P36">Login</text:p>
          </table:table-cell>
        </table:table-row>
        <table:table-row table:style-name="Tabla11.2">
          <table:table-cell table:style-name="Tabla11.A2" office:value-type="string">
            <text:p text:style-name="P35">ID</text:p>
          </table:table-cell>
          <table:table-cell table:style-name="Tabla11.B2" office:value-type="string">
            <text:p text:style-name="P37">TC-<text:span text:style-name="T21">LG</text:span>-00<text:span text:style-name="T21">1</text:span></text:p>
          </table:table-cell>
        </table:table-row>
        <table:table-row>
          <table:table-cell table:style-name="Tabla11.A2" office:value-type="string">
            <text:p text:style-name="P35">Nombre</text:p>
          </table:table-cell>
          <table:table-cell table:style-name="Tabla11.B2" office:value-type="string">
            <text:p text:style-name="P36">Inicio de sesión exitoso</text:p>
          </table:table-cell>
        </table:table-row>
        <table:table-row>
          <table:table-cell table:style-name="Tabla11.A2" office:value-type="string">
            <text:p text:style-name="P35">Pre – condiciones</text:p>
          </table:table-cell>
          <table:table-cell table:style-name="Tabla11.B2" office:value-type="string">
            <text:p text:style-name="P36">Haberse registrado anteriormente</text:p>
          </table:table-cell>
        </table:table-row>
        <table:table-row table:style-name="Tabla11.5">
          <table:table-cell table:style-name="Tabla11.A2" office:value-type="string">
            <text:p text:style-name="P35">Pasos de ejecución</text:p>
          </table:table-cell>
          <table:table-cell table:style-name="Tabla11.B2" office:value-type="string">
            <text:p text:style-name="P37"><text:span text:style-name="T6">Dado</text:span><text:span text:style-name="T21"> que ingreso al</text:span> enlace <text:a xlink:type="simple" xlink:href="https://test-qa.inlaze.com/auth/sign-in" text:style-name="Internet_20_link" text:visited-style-name="Visited_20_Internet_20_Link">https://test-qa.inlaze.com/auth/sign-in</text:a></text:p>
            <text:p text:style-name="P36"><text:span text:style-name="T22">Cuando</text:span> ingreso mis credenciales de inicio de sesión</text:p>
            <text:p text:style-name="P36"><text:span text:style-name="T22">Y</text:span> hago click en el botón “SIGN IN”</text:p>
            <text:p text:style-name="P36"><text:span text:style-name="T22">Entonces</text:span> el usuario es redireccionado a la pantalla de bienvenida en la que el usuario puede ver su nombre de usuario</text:p>
          </table:table-cell>
        </table:table-row>
        <table:table-row>
          <table:table-cell table:style-name="Tabla11.A2" office:value-type="string">
            <text:p text:style-name="P35">Comportamiento esperado</text:p>
          </table:table-cell>
          <table:table-cell table:style-name="Tabla11.B2" office:value-type="string">
            <text:p text:style-name="P36">El usuario es redireccionado a la pantalla de bienvenida</text:p>
          </table:table-cell>
        </table:table-row>
        <table:table-row table:style-name="Tabla11.7">
          <table:table-cell table:style-name="Tabla11.A2" office:value-type="string">
            <text:p text:style-name="P35">Estado de la ejecución</text:p>
          </table:table-cell>
          <table:table-cell table:style-name="Tabla11.B2" office:value-type="string">
            <text:p text:style-name="P38">En proceso</text:p>
          </table:table-cell>
        </table:table-row>
      </table:table>
      <text:p text:style-name="P39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35">Módulo</text:p>
          </table:table-cell>
          <table:table-cell table:style-name="Tabla12.B1" office:value-type="string">
            <text:p text:style-name="P36">Login</text:p>
          </table:table-cell>
        </table:table-row>
        <table:table-row table:style-name="Tabla12.2">
          <table:table-cell table:style-name="Tabla12.A2" office:value-type="string">
            <text:p text:style-name="P35">ID</text:p>
          </table:table-cell>
          <table:table-cell table:style-name="Tabla12.B2" office:value-type="string">
            <text:p text:style-name="P37">TC-<text:span text:style-name="T21">LG</text:span>-00<text:span text:style-name="T21">2</text:span></text:p>
          </table:table-cell>
        </table:table-row>
        <table:table-row>
          <table:table-cell table:style-name="Tabla12.A2" office:value-type="string">
            <text:p text:style-name="P35">Nombre</text:p>
          </table:table-cell>
          <table:table-cell table:style-name="Tabla12.B2" office:value-type="string">
            <text:p text:style-name="P36">Formulario incompleto</text:p>
          </table:table-cell>
        </table:table-row>
        <table:table-row>
          <table:table-cell table:style-name="Tabla12.A2" office:value-type="string">
            <text:p text:style-name="P35">Pre – condiciones</text:p>
          </table:table-cell>
          <table:table-cell table:style-name="Tabla12.B2" office:value-type="string">
            <text:p text:style-name="P36">Haberse registrado anteriormente</text:p>
          </table:table-cell>
        </table:table-row>
        <table:table-row table:style-name="Tabla12.5">
          <table:table-cell table:style-name="Tabla12.A2" office:value-type="string">
            <text:p text:style-name="P35">Pasos de ejecución</text:p>
          </table:table-cell>
          <table:table-cell table:style-name="Tabla12.B2" office:value-type="string">
            <text:p text:style-name="P37"><text:span text:style-name="T6">Dado</text:span><text:span text:style-name="T21"> que ingreso al</text:span> enlace <text:a xlink:type="simple" xlink:href="https://test-qa.inlaze.com/auth/sign-in" text:style-name="Internet_20_link" text:visited-style-name="Visited_20_Internet_20_Link">https://test-qa.inlaze.com/auth/sign-in</text:a></text:p>
            <text:p text:style-name="P36"><text:span text:style-name="T22">Cuando</text:span> ingreso mi correo electrónico</text:p>
            <text:p text:style-name="P36"><text:span text:style-name="T22">Y</text:span> hago click en el botón “SIGN IN”</text:p>
            <text:p text:style-name="P36"><text:span text:style-name="T22">Entonces</text:span> el botón “SIGN IN” no se habilita</text:p>
          </table:table-cell>
        </table:table-row>
        <table:table-row>
          <table:table-cell table:style-name="Tabla12.A2" office:value-type="string">
            <text:p text:style-name="P35">Comportamiento esperado</text:p>
          </table:table-cell>
          <table:table-cell table:style-name="Tabla12.B2" office:value-type="string">
            <text:p text:style-name="P36">El botón “SIGN IN” no se habilita</text:p>
          </table:table-cell>
        </table:table-row>
        <table:table-row table:style-name="Tabla12.7">
          <table:table-cell table:style-name="Tabla12.A2" office:value-type="string">
            <text:p text:style-name="P35">Estado de la ejecución</text:p>
          </table:table-cell>
          <table:table-cell table:style-name="Tabla12.B2" office:value-type="string">
            <text:p text:style-name="P38">En proceso</text:p>
          </table:table-cell>
        </table:table-row>
      </table:table>
      <text:p text:style-name="P39"><text:soft-page-break/></text:p>
      <text:p text:style-name="P31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5">Módulo</text:p>
          </table:table-cell>
          <table:table-cell table:style-name="Tabla13.B1" office:value-type="string">
            <text:p text:style-name="P36">Login</text:p>
          </table:table-cell>
        </table:table-row>
        <table:table-row table:style-name="Tabla13.2">
          <table:table-cell table:style-name="Tabla13.A2" office:value-type="string">
            <text:p text:style-name="P35">ID</text:p>
          </table:table-cell>
          <table:table-cell table:style-name="Tabla13.B2" office:value-type="string">
            <text:p text:style-name="P37">TC-<text:span text:style-name="T21">LG</text:span>-00<text:span text:style-name="T21">3</text:span></text:p>
          </table:table-cell>
        </table:table-row>
        <table:table-row>
          <table:table-cell table:style-name="Tabla13.A2" office:value-type="string">
            <text:p text:style-name="P35">Nombre</text:p>
          </table:table-cell>
          <table:table-cell table:style-name="Tabla13.B2" office:value-type="string">
            <text:p text:style-name="P36"><text:span text:style-name="T23">Cierre de</text:span> sesión</text:p>
          </table:table-cell>
        </table:table-row>
        <table:table-row>
          <table:table-cell table:style-name="Tabla13.A2" office:value-type="string">
            <text:p text:style-name="P35">Pre – condiciones</text:p>
          </table:table-cell>
          <table:table-cell table:style-name="Tabla13.B2" office:value-type="string">
            <text:p text:style-name="P36">Haberse registrado anteriormente</text:p>
          </table:table-cell>
        </table:table-row>
        <table:table-row table:style-name="Tabla13.5">
          <table:table-cell table:style-name="Tabla13.A2" office:value-type="string">
            <text:p text:style-name="P35">Pasos de ejecución</text:p>
          </table:table-cell>
          <table:table-cell table:style-name="Tabla13.B2" office:value-type="string">
            <text:p text:style-name="P37"><text:span text:style-name="T6">Dado</text:span><text:span text:style-name="T21"> que ingreso al</text:span> enlace <text:a xlink:type="simple" xlink:href="https://test-qa.inlaze.com/auth/sign-in" text:style-name="Internet_20_link" text:visited-style-name="Visited_20_Internet_20_Link">https://test-qa.inlaze.com/auth/sign-in</text:a></text:p>
            <text:p text:style-name="P36"><text:span text:style-name="T22">Cuando</text:span> ingreso mis credenciales de inicio de sesión</text:p>
            <text:p text:style-name="P36"><text:span text:style-name="T22">Y</text:span> hago click en el botón “SIGN IN”</text:p>
            <text:p text:style-name="P36"><text:span text:style-name="T22">Entonces</text:span> el usuario es redireccionado a la pantalla de bienvenida</text:p>
            <text:p text:style-name="P40">Cuando <text:span text:style-name="T8">el usuario hace click en el icono de perfil</text:span></text:p>
            <text:p text:style-name="P40">Y <text:span text:style-name="T8">hace click en la opción “Logout”</text:span></text:p>
            <text:p text:style-name="P40">Entonces <text:span text:style-name="T8">el usuario es redireccionado a la pantalla de inicio de sesión</text:span></text:p>
          </table:table-cell>
        </table:table-row>
        <table:table-row>
          <table:table-cell table:style-name="Tabla13.A2" office:value-type="string">
            <text:p text:style-name="P35">Comportamiento esperado</text:p>
          </table:table-cell>
          <table:table-cell table:style-name="Tabla13.B2" office:value-type="string">
            <text:p text:style-name="P36">El usuario tras haber cerrado sesión es redireccionado a la pantalla de inicio de sesión</text:p>
          </table:table-cell>
        </table:table-row>
        <table:table-row table:style-name="Tabla13.7">
          <table:table-cell table:style-name="Tabla13.A2" office:value-type="string">
            <text:p text:style-name="P35">Estado de la ejecución</text:p>
          </table:table-cell>
          <table:table-cell table:style-name="Tabla13.B2" office:value-type="string">
            <text:p text:style-name="P38">En proceso</text:p>
          </table:table-cell>
        </table:table-row>
      </table:table>
      <text:p text:style-name="P3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1">Módulo</text:p>
          </table:table-cell>
          <table:table-cell table:style-name="Tabla2.B1" office:value-type="string">
            <text:p text:style-name="P42">Login</text:p>
          </table:table-cell>
        </table:table-row>
        <table:table-row table:style-name="Tabla2.2">
          <table:table-cell table:style-name="Tabla2.A2" office:value-type="string">
            <text:p text:style-name="P41">ID</text:p>
          </table:table-cell>
          <table:table-cell table:style-name="Tabla2.B2" office:value-type="string">
            <text:p text:style-name="P43">TC-<text:span text:style-name="T21">LG</text:span>-00<text:span text:style-name="T24">4</text:span></text:p>
          </table:table-cell>
        </table:table-row>
        <table:table-row>
          <table:table-cell table:style-name="Tabla2.A2" office:value-type="string">
            <text:p text:style-name="P41">Nombre</text:p>
          </table:table-cell>
          <table:table-cell table:style-name="Tabla2.B2" office:value-type="string">
            <text:p text:style-name="P44">Inicio de sesión erróneo</text:p>
          </table:table-cell>
        </table:table-row>
        <table:table-row>
          <table:table-cell table:style-name="Tabla2.A2" office:value-type="string">
            <text:p text:style-name="P41">Pre – condiciones</text:p>
          </table:table-cell>
          <table:table-cell table:style-name="Tabla2.B2" office:value-type="string">
            <text:p text:style-name="P44">N/A</text:p>
          </table:table-cell>
        </table:table-row>
        <table:table-row table:style-name="Tabla2.5">
          <table:table-cell table:style-name="Tabla2.A2" office:value-type="string">
            <text:p text:style-name="P41">Pasos de ejecución</text:p>
          </table:table-cell>
          <table:table-cell table:style-name="Tabla2.B2" office:value-type="string">
            <text:p text:style-name="P43"><text:span text:style-name="T6">Dado</text:span><text:span text:style-name="T21"> que ingreso al</text:span> enlace <text:a xlink:type="simple" xlink:href="https://test-qa.inlaze.com/auth/sign-in" text:style-name="Internet_20_link" text:visited-style-name="Visited_20_Internet_20_Link">https://test-qa.inlaze.com/auth/sign-in</text:a></text:p>
            <text:p text:style-name="P42"><text:span text:style-name="T22">Cuando</text:span> ingreso mis credenciales de inicio de sesión <text:span text:style-name="T23">de un usuario que no existe</text:span></text:p>
            <text:p text:style-name="P42"><text:span text:style-name="T22">Y</text:span> hago click en el botón “SIGN IN”</text:p>
            <text:p text:style-name="P42"><text:span text:style-name="T22">Entonces</text:span> <text:span text:style-name="T23">se muestra un mensaje </text:span><text:span text:style-name="T25">informativo “User not found”</text:span></text:p>
          </table:table-cell>
        </table:table-row>
        <table:table-row>
          <table:table-cell table:style-name="Tabla2.A2" office:value-type="string">
            <text:p text:style-name="P41">Comportamiento esperado</text:p>
          </table:table-cell>
          <table:table-cell table:style-name="Tabla2.B2" office:value-type="string">
            <text:p text:style-name="P45">El sistema verifica la existencia de un usuario que no existe</text:p>
          </table:table-cell>
        </table:table-row>
        <table:table-row table:style-name="Tabla2.7">
          <table:table-cell table:style-name="Tabla2.A2" office:value-type="string">
            <text:p text:style-name="P41">Estado de la ejecución</text:p>
          </table:table-cell>
          <table:table-cell table:style-name="Tabla2.B2" office:value-type="string">
            <text:p text:style-name="P46">En proceso</text:p>
          </table:table-cell>
        </table:table-row>
      </table:table>
      <text:p text:style-name="P47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4:26:56.849000000</meta:creation-date>
    <dc:date>2025-02-01T16:53:26.349000000</dc:date>
    <meta:editing-duration>PT53M40S</meta:editing-duration>
    <meta:editing-cycles>11</meta:editing-cycles>
    <meta:generator>LibreOffice/24.8.4.2$Windows_X86_64 LibreOffice_project/bb3cfa12c7b1bf994ecc5649a80400d06cd71002</meta:generator>
    <meta:document-statistic meta:table-count="10" meta:image-count="0" meta:object-count="0" meta:page-count="7" meta:paragraph-count="207" meta:word-count="1028" meta:character-count="6352" meta:non-whitespace-character-count="5521"/>
  </office:meta>
</office:document-meta>
</file>